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75H22M33.891051S" calcext:value-type="time">
            <text:p>1575:22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table:number-columns-repeated="2"/>
          <table:table-cell table:formula="of:=IF([.G304]-[.F304] &gt; 0; [.G304]-[.F304]; 0)" office:value-type="time" office:time-value="PT00H00M00S" calcext:value-type="time">
            <text:p>00:00</text:p>
          </table:table-cell>
          <table:table-cell table:formula="of:=[.D304]+[.H304]" office:value-type="time" office:time-value="PT04H21M54.929S" calcext:value-type="time">
            <text:p>04:21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05]-[.B305] &gt; 0; [.C305]-[.B30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05]-[.F305] &gt; 0; [.G305]-[.F305]; 0)" office:value-type="time" office:time-value="PT00H00M00S" calcext:value-type="time">
            <text:p>00:00</text:p>
          </table:table-cell>
          <table:table-cell table:style-name="ce18" table:formula="of:=[.D305]+[.H30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11H30M20.583S" calcext:value-type="time">
            <text:p>11:3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07]-[.B307] &gt; 0; [.C307]-[.B3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7]-[.F307] &gt; 0; [.G307]-[.F307]; 0)" office:value-type="time" office:time-value="PT00H00M00S" calcext:value-type="time">
            <text:p>00:00</text:p>
          </table:table-cell>
          <table:table-cell table:formula="of:=[.D307]+[.H3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8]-[.B308] &gt; 0; [.C308]-[.B3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8]-[.F308] &gt; 0; [.G308]-[.F308]; 0)" office:value-type="time" office:time-value="PT00H00M00S" calcext:value-type="time">
            <text:p>00:00</text:p>
          </table:table-cell>
          <table:table-cell table:formula="of:=[.D308]+[.H3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9]-[.B309] &gt; 0; [.C309]-[.B3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1]-[.B311] &gt; 0; [.C311]-[.B31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1]-[.F311] &gt; 0; [.G311]-[.F311]; 0)" office:value-type="time" office:time-value="PT00H00M00S" calcext:value-type="time">
            <text:p>00:00</text:p>
          </table:table-cell>
          <table:table-cell table:style-name="ce18" table:formula="of:=[.D311]+[.H31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3]-[.B313] &gt; 0; [.C313]-[.B3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3]-[.F313] &gt; 0; [.G313]-[.F313]; 0)" office:value-type="time" office:time-value="PT00H00M00S" calcext:value-type="time">
            <text:p>00:00</text:p>
          </table:table-cell>
          <table:table-cell table:formula="of:=[.D313]+[.H3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4]-[.B314] &gt; 0; [.C314]-[.B3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4]-[.F314] &gt; 0; [.G314]-[.F314]; 0)" office:value-type="time" office:time-value="PT00H00M00S" calcext:value-type="time">
            <text:p>00:00</text:p>
          </table:table-cell>
          <table:table-cell table:formula="of:=[.D314]+[.H3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5]-[.B315] &gt; 0; [.C315]-[.B31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5]-[.F315] &gt; 0; [.G315]-[.F315]; 0)" office:value-type="time" office:time-value="PT00H00M00S" calcext:value-type="time">
            <text:p>00:00</text:p>
          </table:table-cell>
          <table:table-cell table:formula="of:=[.D315]+[.H31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</table:table-row>
        <table:table-row table:style-name="ro1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 style:data-style-name="N2" text:time-value="08:07:48.2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01T12:00:09.903000000</dc:date>
    <meta:editing-duration>P70DT8H36M53S</meta:editing-duration>
    <meta:editing-cycles>1856</meta:editing-cycles>
    <meta:generator>LibreOffice/7.2.6.2$Windows_X86_64 LibreOffice_project/b0ec3a565991f7569a5a7f5d24fed7f52653d754</meta:generator>
    <dc:creator>Benjamin Laws</dc:creator>
    <meta:document-statistic meta:table-count="2" meta:cell-count="2315" meta:object-count="0"/>
  </office:meta>
</office:document-meta>
</file>